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text-properties fo:font-size="13pt" style:font-size-asian="13pt" style:font-size-complex="13pt" fo:language="en" fo:country="US"/>
    </style:style>
    <style:style style:name="P4" style:parent-style-name="Standard" style:family="paragraph">
      <style:text-properties fo:font-size="13pt" style:font-size-asian="13pt" style:font-size-complex="13pt" fo:language="en" fo:country="US"/>
    </style:style>
    <style:style style:name="P5" style:parent-style-name="Standard" style:family="paragraph">
      <style:text-properties fo:font-size="13pt" style:font-size-asian="13pt" style:font-size-complex="13pt" fo:language="en" fo:country="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paragraph-properties fo:background-color="#FFFFFF"/>
    </style:style>
    <style:style style:name="T8" style:parent-style-name="DefaultParagraphFont" style:family="text">
      <style:text-properties style:font-name="Segoe UI" fo:font-size="10.5pt" style:font-size-asian="10.5pt"/>
    </style:style>
    <style:style style:name="T9" style:parent-style-name="DefaultParagraphFont" style:family="text">
      <style:text-properties style:font-name="Segoe UI" fo:font-size="10.5pt" style:font-size-asian="10.5pt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color="#0000FF" fo:background-color="#FFFFFF"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16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17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18" style:parent-style-name="DefaultParagraphFont" style:family="text">
      <style:text-properties fo:color="#000000"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DefaultParagraphFont" style:family="text">
      <style:text-properties style:font-name="Segoe UI" fo:font-size="10.5pt" style:font-size-asian="10.5pt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color="#0000FF"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T30" style:parent-style-name="DefaultParagraphFont" style:family="text">
      <style:text-properties style:font-name="Segoe UI" fo:font-size="10.5pt" style:font-size-asian="10.5pt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color="#0000FF"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color="#0000FF"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color="#0000FF"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53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54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55" style:parent-style-name="DefaultParagraphFont" style:family="text">
      <style:text-properties fo:color="#000000" fo:language="en" fo:country="US"/>
    </style:style>
    <style:style style:name="P56" style:parent-style-name="Standard" style:family="paragraph">
      <style:text-properties fo:language="en" fo:country="US"/>
    </style:style>
    <style:style style:name="T57" style:parent-style-name="DefaultParagraphFont" style:family="text">
      <style:text-properties style:font-name="Segoe UI" fo:font-size="10.5pt" style:font-size-asian="10.5pt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color="#FF950E"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color="#FF950E"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73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74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75" style:parent-style-name="DefaultParagraphFont" style:family="text">
      <style:text-properties fo:color="#000000" fo:language="en" fo:country="US"/>
    </style:style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fo:language="en" fo:country="US"/>
    </style:style>
    <style:style style:name="T78" style:parent-style-name="DefaultParagraphFont" style:family="text">
      <style:text-properties fo:color="#FF950E"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fo:color="#FF0000"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font-weight="bold" style:font-weight-asian="bold" style:font-weight-complex="bold" fo:color="#FF0000" fo:language="en" fo:country="US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fo:color="#FF0000" fo:language="en" fo:country="US"/>
    </style:style>
    <style:style style:name="T95" style:parent-style-name="DefaultParagraphFont" style:family="text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color="#0000FF" fo:language="en" fo:country="US"/>
    </style:style>
    <style:style style:name="T100" style:parent-style-name="DefaultParagraphFont" style:family="text">
      <style:text-properties fo:color="#000000"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fo:language="en" fo:country="US"/>
    </style:style>
    <style:style style:name="T105" style:parent-style-name="DefaultParagraphFont" style:family="text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fo:color="#0000FF"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T115" style:parent-style-name="DefaultParagraphFont" style:family="text">
      <style:text-properties style:font-name="Segoe UI" fo:font-size="10.5pt" style:font-size-asian="10.5pt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T124" style:parent-style-name="DefaultParagraphFont" style:family="text">
      <style:text-properties fo:font-weight="bold" style:font-weight-asian="bold" style:font-weight-complex="bold" fo:color="#FF0000"/>
    </style:style>
    <style:style style:name="T125" style:parent-style-name="DefaultParagraphFont" style:family="text">
      <style:text-properties fo:font-weight="bold" style:font-weight-asian="bold" style:font-weight-complex="bold" fo:color="#FF0000"/>
    </style:style>
    <style:style style:name="T126" style:parent-style-name="DefaultParagraphFont" style:family="text">
      <style:text-properties fo:font-weight="bold" style:font-weight-asian="bold" style:font-weight-complex="bold" fo:color="#FF0000"/>
    </style:style>
    <style:style style:name="T127" style:parent-style-name="DefaultParagraphFont" style:family="text">
      <style:text-properties fo:color="#000000"/>
    </style:style>
  </office:automatic-styles>
  <office:body>
    <office:text text:use-soft-page-breaks="true">
      <text:p text:style-name="P1">Game Elements:</text:p>
      <text:p text:style-name="P2"/>
      <text:p text:style-name="P3">{...} = Software</text:p>
      <text:p text:style-name="P4">{U}=UnrealEngine {B}=Blender {G}=Gimp or Photoshop</text:p>
      <text:p text:style-name="P5">! = More than one Person work on these</text:p>
      <text:p text:style-name="P6"/>
      <text:p text:style-name="P7"><office:annotation><dc:creator>Unbekannter Autor</dc:creator><dc:date>2015-04-12T03:03:00</dc:date><text:p text:style-name="Normal"><text:span text:style-name="T8">Dazu gehört viel, kommen noch viele Unterpunkte hinzu,<text:s/></text:span><text:span text:style-name="T9">später.</text:span></text:p></office:annotation><text:span text:style-name="T10">Gamemechanic</text:span><text:span text:style-name="T11">{U}</text:span><text:span text:style-name="T12">:</text:span><text:span text:style-name="T13"><text:tab/></text:span><text:span text:style-name="T14"><text:tab/></text:span><text:span text:style-name="T15">!</text:span><text:span text:style-name="T16"><text:tab/></text:span><text:span text:style-name="T17"><text:tab/></text:span><text:span text:style-name="T18">Tim,Daniel,Philipp</text:span></text:p>
      <text:p text:style-name="P19"/>
      <text:p text:style-name="Standard"><office:annotation><dc:creator>Unbekannter Autor</dc:creator><dc:date>2015-04-12T03:06:00</dc:date><text:p text:style-name="Normal"><text:span text:style-name="T20">Weniger das Aussehen eher die Mechanik dahinter.</text:span></text:p></office:annotation><text:span text:style-name="T21">HUD</text:span><text:span text:style-name="T22">{U}</text:span><text:span text:style-name="T23">: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Tim</text:span></text:p>
      <text:p text:style-name="P29"/>
      <text:p text:style-name="Standard"><office:annotation><dc:creator>Unbekannter Autor</dc:creator><dc:date>2015-04-12T03:08:00</dc:date><text:p text:style-name="Normal"><text:span text:style-name="T30">Dazu gehört erstmal kein Charaktererstellungsmenü.</text:span></text:p></office:annotation><text:span text:style-name="CommentReference"><office:annotation><dc:creator>Phil Beil</dc:creator><dc:date>2015-04-15T15:10:00</dc:date><text:p text:style-name="CommentText">Wäre dann mein Part, da ich es ja so gerne hätte, sofern man damit einverstanden ist</text:p></office:annotation></text:span><text:span text:style-name="T31">Menu</text:span><text:span text:style-name="T32">{U}</text:span><text:span text:style-name="T33">: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Daniel</text:span></text:p>
      <text:p text:style-name="P39"/>
      <text:p text:style-name="Textbody"><text:span text:style-name="T40">Particle System</text:span><text:span text:style-name="T41">{U}</text:span><text:span text:style-name="T42">:</text:span><text:span text:style-name="T43"><text:tab/></text:span><text:span text:style-name="T44"><text:tab/></text:span><text:span text:style-name="T45"><text:tab/></text:span><text:span text:style-name="T46"><text:tab/>Daniel</text:span></text:p>
      <text:p text:style-name="Standard"><text:span text:style-name="T47">Level Design</text:span><text:span text:style-name="T48">{U}</text:span><text:span text:style-name="T49">:</text:span><text:span text:style-name="T50"><text:tab/></text:span><text:span text:style-name="T51"><text:tab/></text:span><text:span text:style-name="T52">!</text:span><text:span text:style-name="T53"><text:tab/></text:span><text:span text:style-name="T54"><text:tab/></text:span><text:span text:style-name="T55">Daniel,Philipp</text:span></text:p>
      <text:p text:style-name="P56"/>
      <text:p text:style-name="Standard"><office:annotation><dc:creator>Unbekannter Autor</dc:creator><dc:date>2015-04-12T03:09:00</dc:date><text:p text:style-name="Normal"><text:span text:style-name="T57">Animation,rigging und CharakterModels kann man auch zusammenfassen</text:span></text:p></office:annotation><text:span text:style-name="T58">Animation</text:span><text:span text:style-name="T59">{B}</text:span><text:span text:style-name="T60">:</text:span><text:span text:style-name="T61"><text:tab/></text:span><text:span text:style-name="T62"><text:tab/></text:span><text:span text:style-name="T63"><text:tab/></text:span><text:span text:style-name="T64"><text:tab/>Tim</text:span></text:p>
      <text:p text:style-name="P65"/>
      <text:p text:style-name="Standard"><text:span text:style-name="T66">Models</text:span><text:span text:style-name="T67">{B}</text:span><text:span text:style-name="T68">:</text:span><text:span text:style-name="T69"><text:tab/></text:span><text:span text:style-name="T70"><text:tab/></text:span><text:span text:style-name="T71"><text:tab/></text:span><text:span text:style-name="T72">!</text:span><text:span text:style-name="T73"><text:tab/></text:span><text:span text:style-name="T74"><text:tab/></text:span><text:span text:style-name="T75">Philipp,Tim</text:span></text:p>
      <text:p text:style-name="Standard"><text:span text:style-name="T76"><text:tab/></text:span><text:span text:style-name="T77"><text:tab/>- Character{MakeHuman+importMakeHuman blenderplugin}/</text:span><text:span text:style-name="T78">{B}</text:span></text:p>
      <text:p text:style-name="P79"><text:tab/><text:tab/>- Environment</text:p>
      <text:p text:style-name="P80"><text:tab/><text:tab/>- Architecture</text:p>
      <text:p text:style-name="P81"/>
      <text:p text:style-name="Standard"><text:span text:style-name="T82">Textures</text:span><text:span text:style-name="T83">{G}</text:span><text:span text:style-name="T84">:</text:span><text:span text:style-name="T85"><text:tab/></text:span><text:span text:style-name="T86"><text:tab/></text:span><text:span text:style-name="T87"><text:tab/></text:span><text:span text:style-name="T88">!</text:span><text:span text:style-name="T89"><text:tab/></text:span><text:span text:style-name="T90"><text:tab/></text:span><text:span text:style-name="T91">Philipp,Tim</text:span></text:p>
      <text:p text:style-name="Standard"><text:span text:style-name="T92"><text:tab/></text:span><text:span text:style-name="T93"><text:tab/>- UV-maps(+Normalmap</text:span><text:span text:style-name="T94">{gimp-normalmap plugin}</text:span><text:span text:style-name="T95">)</text:span></text:p>
      <text:p text:style-name="P96"><text:tab/><text:tab/>- Menu/HUD</text:p>
      <text:p text:style-name="P97"/>
      <text:p text:style-name="Standard"><text:span text:style-name="T98">Network</text:span><text:span text:style-name="T99">{U}</text:span><text:span text:style-name="T100">/{C++}</text:span><text:span text:style-name="T101">:</text:span><text:span text:style-name="T102"><text:tab/></text:span><text:span text:style-name="T103"><text:tab/></text:span><text:span text:style-name="T104"><text:tab/></text:span><text:span text:style-name="T105"><text:tab/>Philipp</text:span></text:p>
      <text:p text:style-name="P106"/>
      <text:p text:style-name="Standard"><text:span text:style-name="T107">AI</text:span><text:span text:style-name="T108">{U}</text:span><text:span text:style-name="T109">/{C++}:</text:span><text:span text:style-name="T110"><text:tab/></text:span><text:span text:style-name="T111"><text:tab/></text:span><text:span text:style-name="T112"><text:tab/></text:span><text:span text:style-name="T113"><text:tab/>Egges</text:span></text:p>
      <text:p text:style-name="P114"/>
      <text:p text:style-name="Standard"><office:annotation><dc:creator>Unbekannter Autor</dc:creator><dc:date>2015-04-12T03:02:00</dc:date><text:p text:style-name="Normal"><text:span text:style-name="T115">Fällt fürs erste Weg</text:span></text:p></office:annotation><text:span text:style-name="CommentReference"><office:annotation><dc:creator>Phil Beil</dc:creator><dc:date>2015-04-15T15:12:00</dc:date><text:p text:style-name="CommentText">Wie schon mal gesagt, ich würds machen wenn ihr damit einverstanden seid</text:p></office:annotation></text:span><text:span text:style-name="T116">Audio: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Philipp</text:span></text:p>
      <text:p text:style-name="P123"/>
      <text:p text:style-name="Standard">Story:<text:tab/><text:tab/><text:tab/><text:tab/><text:span text:style-name="T124">!</text:span><text:span text:style-name="T125"><text:tab/></text:span><text:span text:style-name="T126"><text:tab/></text:span><text:span text:style-name="T127">Daniel,Alle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hil Beil</dc:creator>
    <meta:creation-date>2015-04-12T01:22:00Z</meta:creation-date>
    <dc:date>2015-04-15T13:14:00Z</dc:date>
    <meta:template xlink:href="Normal.dotm" xlink:type="simple"/>
    <meta:editing-cycles>2</meta:editing-cycles>
    <meta:editing-duration>PT0S</meta:editing-duration>
    <meta:document-statistic meta:page-count="1" meta:paragraph-count="1" meta:word-count="83" meta:character-count="611" meta:row-count="4" meta:non-whitespace-character-count="529"/>
  </office:meta>
</office:document-meta>
</file>